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p3 asr3</text:p>
      <text:p text:style-name="Preformatted_20_Text"/>
      <text:p text:style-name="Preformatted_20_Text">host : sert a convertir des nom de site en adresse ip et vice ver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2" meta:word-count="17" meta:character-count="75"/>
    <dc:date>2010-12-01T10:16:16</dc:date>
    <dc:creator>Nainsomniak </dc:creator>
    <meta:generator>OpenOffice.org/3.2$Linux OpenOffice.org_project/320m12$Build-9483</meta:generator>
  </office:meta>
</office:document-meta>
</file>